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33cc66" draw:marker-start-width="0.356cm" draw:marker-end-width="0.356cm" draw:fill-color="#ffffff" draw:textarea-horizontal-align="justify" draw:textarea-vertical-align="middle" draw:auto-grow-height="false" fo:padding-top="0.1cm" fo:padding-bottom="0.1cm" fo:padding-left="0.225cm" fo:padding-right="0.22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4.07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8" style:family="graphic" style:parent-style-name="standard">
      <style:graphic-properties svg:stroke-width="0.152cm" svg:stroke-color="#000000" draw:marker-start-width="0.432cm" draw:marker-end-width="0.432cm" draw:fill-color="#33cc66" draw:textarea-horizontal-align="justify" draw:textarea-vertical-align="middle" draw:auto-grow-height="false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374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33cc66" fo:font-size="20pt" fo:font-weight="bold" style:font-size-asian="20pt" style:font-weight-asian="bold" style:font-size-complex="20pt" style:font-weight-complex="bold"/>
    </style:style>
    <style:style style:name="P3" style:family="paragraph">
      <style:text-properties fo:color="#000000" fo:font-size="20pt" fo:font-weight="bold" style:font-size-asian="20pt" style:font-weight-asian="bold" style:font-size-complex="20pt" style:font-weight-complex="bold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33cc66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ffff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1.684cm" svg:height="1.524cm" svg:x="6.858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72cm" svg:height="1.546cm" svg:x="13.462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3.048cm" svg:x="10.16cm" svg:y="17.01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192cm" svg:y1="6.604cm" svg:x2="12.192cm" svg:y2="12.7cm">
          <text:p/>
        </draw:line>
        <draw:line draw:style-name="gr4" draw:text-style-name="P1" draw:layer="layout" svg:x1="15.748cm" svg:y1="6.604cm" svg:x2="15.748cm" svg:y2="8.636cm">
          <text:p/>
        </draw:line>
        <draw:line draw:style-name="gr4" draw:text-style-name="P1" draw:layer="layout" svg:x1="12.954cm" svg:y1="14.224cm" svg:x2="12.954cm" svg:y2="17.018cm">
          <text:p/>
        </draw:line>
        <draw:line draw:style-name="gr4" draw:text-style-name="P1" draw:layer="layout" svg:x1="15.748cm" svg:y1="10.182cm" svg:x2="15.748cm" svg:y2="12.7cm">
          <text:p/>
        </draw:line>
        <draw:frame draw:style-name="gr5" draw:text-style-name="P2" draw:layer="layout" svg:width="3.296cm" svg:height="1.292cm" svg:x="14.224cm" svg:y="8.89cm">
          <draw:text-box>
            <text:p><text:span text:style-name="T1">Gaiatest</text:span></text:p>
          </draw:text-box>
        </draw:frame>
        <draw:frame draw:style-name="gr6" draw:text-style-name="P2" draw:layer="layout" svg:width="4.318cm" svg:height="1.038cm" svg:x="10.922cm" svg:y="12.932cm">
          <draw:text-box>
            <text:p><text:span text:style-name="T1">Marionette</text:span></text:p>
          </draw:text-box>
        </draw:frame>
        <draw:frame draw:style-name="gr7" draw:text-style-name="P3" draw:layer="layout" svg:width="2.784cm" svg:height="1.216cm" svg:x="11.694cm" svg:y="18.034cm">
          <draw:text-box>
            <text:p><text:span text:style-name="T2">Device</text:span></text:p>
          </draw:text-box>
        </draw:frame>
        <draw:custom-shape draw:style-name="gr8" draw:text-style-name="P1" draw:layer="layout" svg:width="8.636cm" svg:height="5.08cm" svg:x="7.874cm" svg:y="1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7.874cm" svg:height="1.276cm" svg:x="8.382cm" svg:y="3.296cm">
          <draw:text-box>
            <text:p text:style-name="P4"><text:span text:style-name="T3">Automated tests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131 2256" svg:d="m1127 2120-449-2006-9-42-25-39-38-25-38-8-43 8-38 25-25 39-9 42-449 2006v13l-4 9 9 42 25 38 38 25 42 9h903l42-9 38-25 26-38 8-42v-9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52cm" svg:stroke-color="#000000" draw:marker-start-width="0.432cm" draw:marker-start-center="false" draw:marker-end-width="0.43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203cm" svg:stroke-color="#33cc66" draw:marker-start-width="0.508cm" draw:marker-end="Line_20_Arrow" draw:marker-end-width="0.508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2T10:23:29</meta:creation-date>
    <dc:date>2013-03-12T15:08:29</dc:date>
    <meta:editing-duration>PT3H5M51S</meta:editing-duration>
    <meta:editing-cycles>3</meta:editing-cycles>
    <meta:generator>LibreOffice/3.5$Linux_X86_64 LibreOffice_project/350m1$Build-2</meta:generator>
    <meta:document-statistic meta:object-count="35"/>
  </office:meta>
</office:document-meta>
</file>